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rsid="00276427" officeooo:paragraph-rsid="008f180f" style:font-size-asian="11pt" style:language-asian="tr" style:country-asian="TR" style:font-weight-asian="normal" style:font-name-complex="Times New Roman1" style:font-size-complex="11pt" style:font-weight-complex="normal"/>
    </style:style>
    <style:style style:name="P6"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276427" officeooo:paragraph-rsid="004e8cf1" style:font-size-asian="11pt"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8"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9"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10"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 style:font-size-complex="11pt" style:font-weight-complex="normal"/>
    </style:style>
    <style:style style:name="P26"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a694" style:font-size-asian="11pt" style:language-asian="tr" style:country-asian="TR" style:font-weight-asian="normal" style:font-name-complex="Times New Roman" style:font-size-complex="11pt" style:font-weight-complex="normal"/>
    </style:style>
    <style:style style:name="P27"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2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0"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1pt" fo:font-weight="normal" officeooo:rsid="00a43a1d" officeooo:paragraph-rsid="00a43a1d" style:font-size-asian="11pt" style:language-asian="tr" style:country-asian="TR" style:font-weight-asian="normal" style:font-name-complex="Times New Roman" style:font-size-complex="11pt" style:font-weight-complex="normal"/>
    </style:style>
    <style:style style:name="P31"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3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3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3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a43a1d" style:font-size-asian="11pt" style:font-size-complex="11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 style:font-size-complex="11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a43a1d" style:font-size-asian="11pt" style:font-size-complex="11pt"/>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 style:font-size-complex="11pt"/>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 style:font-size-complex="11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 style:font-size-complex="11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a43a1d" style:font-size-asian="11pt" style:language-asian="tr" style:country-asian="TR" style:font-weight-asian="normal" style:font-name-complex="Times New Roman" style:font-size-complex="11pt" style:font-weight-complex="normal"/>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paragraph-rsid="00a43a1d"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fo:font-weight="normal" officeooo:rsid="0055ae5c"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7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7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7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7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a43a1d"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fo:font-weight="normal" officeooo:rsid="006fa4e9" style:language-asian="tr" style:country-asian="TR" style:font-weight-asian="normal" style:font-weight-complex="normal"/>
    </style:style>
    <style:style style:name="T20" style:family="text">
      <style:text-properties officeooo:rsid="00172ad1"/>
    </style:style>
    <style:style style:name="T21" style:family="text">
      <style:text-properties officeooo:rsid="00191904"/>
    </style:style>
    <style:style style:name="T22" style:family="text">
      <style:text-properties officeooo:rsid="001b7644"/>
    </style:style>
    <style:style style:name="T23" style:family="text">
      <style:text-properties officeooo:rsid="001cc920"/>
    </style:style>
    <style:style style:name="T24" style:family="text">
      <style:text-properties officeooo:rsid="001e1f00"/>
    </style:style>
    <style:style style:name="T25" style:family="text">
      <style:text-properties fo:font-weight="bold" style:font-weight-asian="bold" style:font-weight-complex="bold"/>
    </style:style>
    <style:style style:name="T26" style:family="text">
      <style:text-properties fo:font-weight="bold" officeooo:rsid="0024c625" style:font-weight-asian="bold" style:font-weight-complex="bold"/>
    </style:style>
    <style:style style:name="T27" style:family="text">
      <style:text-properties fo:font-weight="bold" officeooo:rsid="002572b2" style:font-weight-asian="bold" style:font-weight-complex="bold"/>
    </style:style>
    <style:style style:name="T28" style:family="text">
      <style:text-properties fo:font-weight="bold" officeooo:rsid="00275b19" style:font-weight-asian="bold" style:font-weight-complex="bold"/>
    </style:style>
    <style:style style:name="T29" style:family="text">
      <style:text-properties fo:font-weight="bold" officeooo:rsid="00298cb2" style:font-weight-asian="bold" style:font-weight-complex="bold"/>
    </style:style>
    <style:style style:name="T30" style:family="text">
      <style:text-properties fo:font-weight="bold" officeooo:rsid="002a4e45" style:font-weight-asian="bold" style:font-weight-complex="bold"/>
    </style:style>
    <style:style style:name="T31" style:family="text">
      <style:text-properties fo:font-weight="bold" officeooo:rsid="0043c25c" style:font-weight-asian="bold" style:font-weight-complex="bold"/>
    </style:style>
    <style:style style:name="T32" style:family="text">
      <style:text-properties fo:font-weight="bold" officeooo:rsid="004419e8" style:font-weight-asian="bold" style:font-weight-complex="bold"/>
    </style:style>
    <style:style style:name="T33" style:family="text">
      <style:text-properties fo:font-weight="bold" officeooo:rsid="00443595" style:font-weight-asian="bold" style:font-weight-complex="bold"/>
    </style:style>
    <style:style style:name="T34" style:family="text">
      <style:text-properties fo:font-weight="bold" officeooo:rsid="00455e00" style:font-weight-asian="bold" style:font-weight-complex="bold"/>
    </style:style>
    <style:style style:name="T35" style:family="text">
      <style:text-properties fo:font-weight="bold" officeooo:rsid="00a1fb85"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3b129e" style:language-asian="tr" style:country-asian="TR" style:font-weight-asian="bold" style:font-name-complex="Times New Roman" style:font-weight-complex="bold"/>
    </style:style>
    <style:style style:name="T41" style:family="text">
      <style:text-properties fo:font-weight="bold" officeooo:rsid="009100a2" style:language-asian="tr" style:country-asian="TR" style:font-weight-asian="bold" style:font-name-complex="Times New Roman" style:font-weight-complex="bold"/>
    </style:style>
    <style:style style:name="T42" style:family="text">
      <style:text-properties fo:font-weight="bold" officeooo:rsid="0083f865" style:language-asian="tr" style:country-asian="TR" style:font-weight-asian="bold" style:font-name-complex="Times New Roman" style:font-weight-complex="bold"/>
    </style:style>
    <style:style style:name="T43" style:family="text">
      <style:text-properties fo:font-weight="bold" officeooo:rsid="00632b9b" style:language-asian="tr" style:country-asian="TR" style:font-weight-asian="bold" style:font-name-complex="Times New Roman" style:font-weight-complex="bold"/>
    </style:style>
    <style:style style:name="T44" style:family="text">
      <style:text-properties fo:font-weight="bold" officeooo:rsid="008f180f" style:language-asian="tr" style:country-asian="TR" style:font-weight-asian="bold" style:font-name-complex="Times New Roman" style:font-weight-complex="bold"/>
    </style:style>
    <style:style style:name="T45" style:family="text">
      <style:text-properties fo:font-weight="bold" officeooo:rsid="00821128" style:language-asian="tr" style:country-asian="TR" style:font-weight-asian="bold" style:font-name-complex="Times New Roman" style:font-weight-complex="bold"/>
    </style:style>
    <style:style style:name="T46" style:family="text">
      <style:text-properties fo:font-weight="bold" officeooo:rsid="007e3d08" style:language-asian="tr" style:country-asian="TR" style:font-weight-asian="bold" style:font-name-complex="Times New Roman" style:font-weight-complex="bold"/>
    </style:style>
    <style:style style:name="T47" style:family="text">
      <style:text-properties fo:font-weight="bold" officeooo:rsid="00875977" style:language-asian="tr" style:country-asian="TR" style:font-weight-asian="bold" style:font-name-complex="Times New Roman" style:font-weight-complex="bold"/>
    </style:style>
    <style:style style:name="T48" style:family="text">
      <style:text-properties fo:font-weight="bold" officeooo:rsid="007ab96d" style:language-asian="tr" style:country-asian="TR" style:font-weight-asian="bold" style:font-name-complex="Times New Roman" style:font-weight-complex="bold"/>
    </style:style>
    <style:style style:name="T49" style:family="text">
      <style:text-properties fo:font-weight="bold" officeooo:rsid="0078c540" style:language-asian="tr" style:country-asian="TR" style:font-weight-asian="bold" style:font-name-complex="Times New Roman" style:font-weight-complex="bold"/>
    </style:style>
    <style:style style:name="T50" style:family="text">
      <style:text-properties fo:font-weight="bold" officeooo:rsid="008fbb17" style:language-asian="tr" style:country-asian="TR" style:font-weight-asian="bold" style:font-name-complex="Times New Roman" style:font-weight-complex="bold"/>
    </style:style>
    <style:style style:name="T51" style:family="text">
      <style:text-properties fo:font-weight="bold" officeooo:rsid="009ada1a" style:language-asian="tr" style:country-asian="TR" style:font-weight-asian="bold" style:font-name-complex="Times New Roman" style:font-weight-complex="bold"/>
    </style:style>
    <style:style style:name="T52" style:family="text">
      <style:text-properties fo:font-weight="bold" officeooo:rsid="009ca694" style:language-asian="tr" style:country-asian="TR" style:font-weight-asian="bold" style:font-name-complex="Times New Roman" style:font-weight-complex="bold"/>
    </style:style>
    <style:style style:name="T53" style:family="text">
      <style:text-properties fo:font-weight="bold" officeooo:rsid="00a1fb85" style:language-asian="tr" style:country-asian="TR" style:font-weight-asian="bold" style:font-name-complex="Times New Roman" style:font-weight-complex="bold"/>
    </style:style>
    <style:style style:name="T54" style:family="text">
      <style:text-properties fo:font-weight="bold" officeooo:rsid="00a43a1d" style:language-asian="tr" style:country-asian="TR" style:font-weight-asian="bold" style:font-name-complex="Times New Roman" style:font-weight-complex="bold"/>
    </style:style>
    <style:style style:name="T55" style:family="text">
      <style:text-properties fo:font-weight="bold" officeooo:rsid="00a6640f" style:language-asian="tr" style:country-asian="TR" style:font-weight-asian="bold" style:font-name-complex="Times New Roman" style:font-weight-complex="bold"/>
    </style:style>
    <style:style style:name="T56" style:family="text">
      <style:text-properties fo:font-weight="bold" officeooo:rsid="00abcfd7" style:language-asian="tr" style:country-asian="TR" style:font-weight-asian="bold" style:font-name-complex="Times New Roman" style:font-weight-complex="bold"/>
    </style:style>
    <style:style style:name="T57" style:family="text">
      <style:text-properties fo:letter-spacing="0.011cm"/>
    </style:style>
    <style:style style:name="T58" style:family="text">
      <style:text-properties officeooo:rsid="001f62ef"/>
    </style:style>
    <style:style style:name="T59" style:family="text">
      <style:text-properties officeooo:rsid="0023f1ec"/>
    </style:style>
    <style:style style:name="T60" style:family="text">
      <style:text-properties officeooo:rsid="0024c625"/>
    </style:style>
    <style:style style:name="T61" style:family="text">
      <style:text-properties fo:font-style="normal" fo:font-weight="bold" officeooo:rsid="00172ad1" style:font-style-asian="normal" style:font-weight-asian="bold" style:font-name-complex="Times New Roman1" style:font-weight-complex="bold"/>
    </style:style>
    <style:style style:name="T62" style:family="text">
      <style:text-properties fo:font-style="normal" fo:font-weight="bold" officeooo:rsid="002572b2" style:font-style-asian="normal" style:font-weight-asian="bold" style:font-name-complex="Times New Roman1" style:font-weight-complex="bold"/>
    </style:style>
    <style:style style:name="T63" style:family="text">
      <style:text-properties fo:font-style="normal" fo:font-weight="bold" officeooo:rsid="005192be" style:font-style-asian="normal" style:font-weight-asian="bold" style:font-name-complex="Times New Roman1" style:font-weight-complex="bold"/>
    </style:style>
    <style:style style:name="T64" style:family="text">
      <style:text-properties fo:font-style="normal" fo:font-weight="bold" officeooo:rsid="00632b9b" style:font-style-asian="normal" style:font-weight-asian="bold" style:font-name-complex="Times New Roman1" style:font-weight-complex="bold"/>
    </style:style>
    <style:style style:name="T65" style:family="text">
      <style:text-properties fo:font-style="normal" fo:font-weight="bold" officeooo:rsid="00821128" style:font-style-asian="normal" style:font-weight-asian="bold" style:font-name-complex="Times New Roman1" style:font-weight-complex="bold"/>
    </style:style>
    <style:style style:name="T66" style:family="text">
      <style:text-properties fo:font-style="normal" fo:font-weight="bold" officeooo:rsid="009100a2" style:font-style-asian="normal" style:font-weight-asian="bold" style:font-name-complex="Times New Roman1" style:font-weight-complex="bold"/>
    </style:style>
    <style:style style:name="T67" style:family="text">
      <style:text-properties fo:font-style="normal" fo:font-weight="bold" officeooo:rsid="006fa4e9" style:font-style-asian="normal" style:font-weight-asian="bold" style:font-name-complex="Times New Roman1" style:font-weight-complex="bold"/>
    </style:style>
    <style:style style:name="T68" style:family="text">
      <style:text-properties fo:font-style="normal" fo:font-weight="bold" officeooo:rsid="00a1fb85" style:font-style-asian="normal" style:font-weight-asian="bold" style:font-name-complex="Times New Roman1" style:font-weight-complex="bold"/>
    </style:style>
    <style:style style:name="T69" style:family="text">
      <style:text-properties fo:font-style="normal" fo:font-weight="bold" officeooo:rsid="00a43a1d" style:font-style-asian="normal" style:font-weight-asian="bold" style:font-name-complex="Times New Roman1" style:font-weight-complex="bold"/>
    </style:style>
    <style:style style:name="T70" style:family="text">
      <style:text-properties fo:font-style="normal" fo:font-weight="bold" style:font-style-asian="normal" style:font-weight-asian="bold" style:font-name-complex="Times New Roman1" style:font-weight-complex="normal"/>
    </style:style>
    <style:style style:name="T71" style:family="text">
      <style:text-properties fo:font-style="normal" fo:font-weight="bold" officeooo:rsid="0024c625" style:font-style-asian="normal" style:font-weight-asian="bold" style:font-name-complex="Times New Roman1" style:font-weight-complex="normal"/>
    </style:style>
    <style:style style:name="T72" style:family="text">
      <style:text-properties fo:font-style="normal" fo:font-weight="bold" officeooo:rsid="002572b2" style:font-style-asian="normal" style:font-weight-asian="bold" style:font-name-complex="Times New Roman1" style:font-weight-complex="normal"/>
    </style:style>
    <style:style style:name="T73" style:family="text">
      <style:text-properties fo:font-style="normal" fo:font-weight="bold" officeooo:rsid="00275b19" style:font-style-asian="normal" style:font-weight-asian="bold" style:font-name-complex="Times New Roman1" style:font-weight-complex="normal"/>
    </style:style>
    <style:style style:name="T74" style:family="text">
      <style:text-properties fo:font-style="normal" fo:font-weight="bold" officeooo:rsid="00298cb2" style:font-style-asian="normal" style:font-weight-asian="bold" style:font-name-complex="Times New Roman1" style:font-weight-complex="normal"/>
    </style:style>
    <style:style style:name="T75" style:family="text">
      <style:text-properties fo:font-style="normal" fo:font-weight="bold" officeooo:rsid="002a4e45" style:font-style-asian="normal" style:font-weight-asian="bold" style:font-name-complex="Times New Roman1" style:font-weight-complex="normal"/>
    </style:style>
    <style:style style:name="T76" style:family="text">
      <style:text-properties fo:font-style="normal" fo:font-weight="bold" officeooo:rsid="005192be" style:font-style-asian="normal" style:font-weight-asian="bold" style:font-name-complex="Times New Roman1" style:font-weight-complex="normal"/>
    </style:style>
    <style:style style:name="T77" style:family="text">
      <style:text-properties fo:font-style="normal" fo:font-weight="normal" style:font-style-asian="normal" style:font-weight-asian="normal" style:font-name-complex="Times New Roman1" style:font-weight-complex="normal"/>
    </style:style>
    <style:style style:name="T78" style:family="text">
      <style:text-properties fo:font-style="normal" fo:font-weight="normal" officeooo:rsid="00172ad1" style:font-style-asian="normal" style:font-weight-asian="normal" style:font-name-complex="Times New Roman1" style:font-weight-complex="normal"/>
    </style:style>
    <style:style style:name="T79" style:family="text">
      <style:text-properties fo:font-style="normal" fo:font-weight="normal" officeooo:rsid="00275b19" style:font-style-asian="normal" style:font-weight-asian="normal" style:font-name-complex="Times New Roman1" style:font-weight-complex="normal"/>
    </style:style>
    <style:style style:name="T80" style:family="text">
      <style:text-properties fo:font-style="normal" fo:font-weight="normal" officeooo:rsid="0023f1ec" style:font-style-asian="normal" style:font-weight-asian="normal" style:font-name-complex="Times New Roman1" style:font-weight-complex="normal"/>
    </style:style>
    <style:style style:name="T81" style:family="text">
      <style:text-properties fo:font-style="normal" fo:font-weight="normal" officeooo:rsid="0043c25c" style:font-style-asian="normal" style:font-weight-asian="normal" style:font-name-complex="Times New Roman1" style:font-weight-complex="normal"/>
    </style:style>
    <style:style style:name="T82" style:family="text">
      <style:text-properties fo:font-style="normal" fo:font-weight="normal" officeooo:rsid="002572b2" style:font-style-asian="normal" style:font-weight-asian="normal" style:font-name-complex="Times New Roman1" style:font-weight-complex="normal"/>
    </style:style>
    <style:style style:name="T83" style:family="text">
      <style:text-properties fo:font-style="normal" fo:font-weight="normal" officeooo:rsid="00455e00" style:font-style-asian="normal" style:font-weight-asian="normal" style:font-name-complex="Times New Roman1" style:font-weight-complex="normal"/>
    </style:style>
    <style:style style:name="T84" style:family="text">
      <style:text-properties fo:font-style="normal" fo:font-weight="normal" officeooo:rsid="0047d350" style:font-style-asian="normal" style:font-weight-asian="normal" style:font-name-complex="Times New Roman1" style:font-weight-complex="normal"/>
    </style:style>
    <style:style style:name="T85" style:family="text">
      <style:text-properties fo:font-style="normal" fo:font-weight="normal" officeooo:rsid="007390b8" style:font-style-asian="normal" style:font-weight-asian="normal" style:font-name-complex="Times New Roman1" style:font-weight-complex="normal"/>
    </style:style>
    <style:style style:name="T86" style:family="text">
      <style:text-properties fo:font-style="normal" style:font-style-asian="normal" style:font-name-complex="Times New Roman1" style:font-weight-complex="normal"/>
    </style:style>
    <style:style style:name="T87" style:family="text">
      <style:text-properties fo:font-style="normal" officeooo:rsid="00172ad1" style:font-style-asian="normal" style:font-name-complex="Times New Roman1" style:font-weight-complex="normal"/>
    </style:style>
    <style:style style:name="T88" style:family="text">
      <style:text-properties fo:font-style="normal" officeooo:rsid="00275b19" style:font-style-asian="normal" style:font-name-complex="Times New Roman1" style:font-weight-complex="normal"/>
    </style:style>
    <style:style style:name="T89" style:family="text">
      <style:text-properties fo:font-style="normal" officeooo:rsid="0024c625" style:font-style-asian="normal" style:font-name-complex="Times New Roman1" style:font-weight-complex="normal"/>
    </style:style>
    <style:style style:name="T90" style:family="text">
      <style:text-properties fo:font-style="normal" officeooo:rsid="0043c25c" style:font-style-asian="normal" style:font-name-complex="Times New Roman1" style:font-weight-complex="normal"/>
    </style:style>
    <style:style style:name="T91" style:family="text">
      <style:text-properties fo:font-style="normal" style:language-asian="tr" style:country-asian="TR" style:font-style-asian="normal" style:font-name-complex="Times New Roman" style:font-weight-complex="normal"/>
    </style:style>
    <style:style style:name="T92" style:family="text">
      <style:text-properties fo:font-style="normal" officeooo:rsid="00496a67" style:language-asian="tr" style:country-asian="TR" style:font-style-asian="normal" style:font-name-complex="Times New Roman" style:font-weight-complex="normal"/>
    </style:style>
    <style:style style:name="T93" style:family="text">
      <style:text-properties fo:font-style="normal" officeooo:rsid="00443595" style:language-asian="tr" style:country-asian="TR" style:font-style-asian="normal" style:font-name-complex="Times New Roman" style:font-weight-complex="normal"/>
    </style:style>
    <style:style style:name="T94" style:family="text">
      <style:text-properties fo:font-style="normal" officeooo:rsid="003d13be" style:language-asian="tr" style:country-asian="TR" style:font-style-asian="normal" style:font-name-complex="Times New Roman" style:font-weight-complex="normal"/>
    </style:style>
    <style:style style:name="T95" style:family="text">
      <style:text-properties fo:font-style="normal" officeooo:rsid="003b129e" style:language-asian="tr" style:country-asian="TR" style:font-style-asian="normal" style:font-name-complex="Times New Roman" style:font-weight-complex="normal"/>
    </style:style>
    <style:style style:name="T96" style:family="text">
      <style:text-properties fo:font-style="normal" officeooo:rsid="003c9814" style:language-asian="tr" style:country-asian="TR" style:font-style-asian="normal" style:font-name-complex="Times New Roman" style:font-weight-complex="normal"/>
    </style:style>
    <style:style style:name="T97" style:family="text">
      <style:text-properties fo:font-style="normal" officeooo:rsid="0056ecfa" style:language-asian="tr" style:country-asian="TR" style:font-style-asian="normal" style:font-name-complex="Times New Roman" style:font-weight-complex="normal"/>
    </style:style>
    <style:style style:name="T98" style:family="text">
      <style:text-properties fo:font-style="normal" officeooo:rsid="007e3d08" style:language-asian="tr" style:country-asian="TR" style:font-style-asian="normal" style:font-name-complex="Times New Roman" style:font-weight-complex="normal"/>
    </style:style>
    <style:style style:name="T99" style:family="text">
      <style:text-properties fo:font-style="normal" officeooo:rsid="008f180f" style:language-asian="tr" style:country-asian="TR" style:font-style-asian="normal" style:font-name-complex="Times New Roman" style:font-weight-complex="normal"/>
    </style:style>
    <style:style style:name="T100" style:family="text">
      <style:text-properties fo:font-style="normal" officeooo:rsid="00a43a1d" style:language-asian="tr" style:country-asian="TR" style:font-style-asian="normal" style:font-name-complex="Times New Roman" style:font-weight-complex="normal"/>
    </style:style>
    <style:style style:name="T101" style:family="text">
      <style:text-properties fo:font-style="normal" officeooo:rsid="00a6640f" style:language-asian="tr" style:country-asian="TR" style:font-style-asian="normal" style:font-name-complex="Times New Roman" style:font-weight-complex="normal"/>
    </style:style>
    <style:style style:name="T102" style:family="text">
      <style:text-properties fo:font-style="normal" officeooo:rsid="00abcfd7" style:language-asian="tr" style:country-asian="TR" style:font-style-asian="normal" style:font-name-complex="Times New Roman" style:font-weight-complex="normal"/>
    </style:style>
    <style:style style:name="T103"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4" style:family="text">
      <style:text-properties fo:language="tr" fo:country="TR" fo:font-weight="bold" style:font-weight-asian="bold" style:font-name-complex="Times New Roman1" style:font-weight-complex="bold"/>
    </style:style>
    <style:style style:name="T105" style:family="text">
      <style:text-properties fo:language="tr" fo:country="TR" fo:font-weight="bold" officeooo:rsid="0024c625" style:font-weight-asian="bold" style:font-name-complex="Times New Roman1" style:font-weight-complex="bold"/>
    </style:style>
    <style:style style:name="T106" style:family="text">
      <style:text-properties fo:language="tr" fo:country="TR" fo:font-weight="bold" officeooo:rsid="0043c25c" style:font-weight-asian="bold" style:font-name-complex="Times New Roman1" style:font-weight-complex="bold"/>
    </style:style>
    <style:style style:name="T107" style:family="text">
      <style:text-properties fo:language="tr" fo:country="TR" fo:font-style="normal" fo:font-weight="bold" style:font-style-asian="normal" style:font-weight-asian="bold" style:font-name-complex="Times New Roman1" style:font-weight-complex="normal"/>
    </style:style>
    <style:style style:name="T108" style:family="text">
      <style:text-properties fo:language="tr" fo:country="TR" fo:font-style="normal" fo:font-weight="normal" style:font-style-asian="normal" style:font-weight-asian="normal" style:font-name-complex="Times New Roman1" style:font-weight-complex="normal"/>
    </style:style>
    <style:style style:name="T109" style:family="text">
      <style:text-properties fo:language="tr" fo:country="TR" fo:font-style="normal" fo:font-weight="normal" officeooo:rsid="004c1294" style:font-style-asian="normal" style:font-weight-asian="normal" style:font-name-complex="Times New Roman1" style:font-weight-complex="normal"/>
    </style:style>
    <style:style style:name="T110" style:family="text">
      <style:text-properties fo:language="tr" fo:country="TR" style:font-name-complex="Times New Roman1"/>
    </style:style>
    <style:style style:name="T111" style:family="text">
      <style:text-properties fo:language="tr" fo:country="TR" officeooo:rsid="00172ad1" style:font-name-complex="Times New Roman1"/>
    </style:style>
    <style:style style:name="T112" style:family="text">
      <style:text-properties fo:language="tr" fo:country="TR" officeooo:rsid="0043c25c" style:font-name-complex="Times New Roman1"/>
    </style:style>
    <style:style style:name="T113" style:family="text">
      <style:text-properties fo:language="tr" fo:country="TR" officeooo:rsid="004c1294" style:font-name-complex="Times New Roman1"/>
    </style:style>
    <style:style style:name="T114" style:family="text">
      <style:text-properties officeooo:rsid="002b0bb3"/>
    </style:style>
    <style:style style:name="T115" style:family="text">
      <style:text-properties style:language-asian="tr" style:country-asian="TR" style:font-name-complex="Times New Roman"/>
    </style:style>
    <style:style style:name="T116" style:family="text">
      <style:text-properties officeooo:rsid="00172ad1" style:language-asian="tr" style:country-asian="TR" style:font-name-complex="Times New Roman"/>
    </style:style>
    <style:style style:name="T117" style:family="text">
      <style:text-properties officeooo:rsid="002bcdb2" style:language-asian="tr" style:country-asian="TR" style:font-name-complex="Times New Roman"/>
    </style:style>
    <style:style style:name="T118" style:family="text">
      <style:text-properties officeooo:rsid="00310090" style:language-asian="tr" style:country-asian="TR" style:font-name-complex="Times New Roman"/>
    </style:style>
    <style:style style:name="T119" style:family="text">
      <style:text-properties officeooo:rsid="0033b636" style:language-asian="tr" style:country-asian="TR" style:font-name-complex="Times New Roman"/>
    </style:style>
    <style:style style:name="T120" style:family="text">
      <style:text-properties officeooo:rsid="003aa60a" style:language-asian="tr" style:country-asian="TR" style:font-name-complex="Times New Roman"/>
    </style:style>
    <style:style style:name="T121" style:family="text">
      <style:text-properties officeooo:rsid="0013e64a" style:language-asian="tr" style:country-asian="TR" style:font-name-complex="Times New Roman"/>
    </style:style>
    <style:style style:name="T122" style:family="text">
      <style:text-properties officeooo:rsid="003b129e" style:language-asian="tr" style:country-asian="TR" style:font-name-complex="Times New Roman"/>
    </style:style>
    <style:style style:name="T123" style:family="text">
      <style:text-properties officeooo:rsid="0022f6e7" style:language-asian="tr" style:country-asian="TR" style:font-name-complex="Times New Roman"/>
    </style:style>
    <style:style style:name="T124" style:family="text">
      <style:text-properties officeooo:rsid="003c9814" style:language-asian="tr" style:country-asian="TR" style:font-name-complex="Times New Roman"/>
    </style:style>
    <style:style style:name="T125" style:family="text">
      <style:text-properties officeooo:rsid="003d13be" style:language-asian="tr" style:country-asian="TR" style:font-name-complex="Times New Roman"/>
    </style:style>
    <style:style style:name="T126" style:family="text">
      <style:text-properties officeooo:rsid="003d6035" style:language-asian="tr" style:country-asian="TR" style:font-name-complex="Times New Roman"/>
    </style:style>
    <style:style style:name="T127" style:family="text">
      <style:text-properties officeooo:rsid="00467d30" style:language-asian="tr" style:country-asian="TR" style:font-name-complex="Times New Roman"/>
    </style:style>
    <style:style style:name="T128" style:family="text">
      <style:text-properties officeooo:rsid="004958df" style:language-asian="tr" style:country-asian="TR" style:font-name-complex="Times New Roman"/>
    </style:style>
    <style:style style:name="T129" style:family="text">
      <style:text-properties officeooo:rsid="004e8cf1" style:language-asian="tr" style:country-asian="TR" style:font-name-complex="Times New Roman"/>
    </style:style>
    <style:style style:name="T130" style:family="text">
      <style:text-properties officeooo:rsid="00455e00" style:language-asian="tr" style:country-asian="TR" style:font-name-complex="Times New Roman"/>
    </style:style>
    <style:style style:name="T131" style:family="text">
      <style:text-properties officeooo:rsid="001c4bd1" style:language-asian="tr" style:country-asian="TR" style:font-name-complex="Times New Roman"/>
    </style:style>
    <style:style style:name="T132" style:family="text">
      <style:text-properties officeooo:rsid="0047d350" style:language-asian="tr" style:country-asian="TR" style:font-name-complex="Times New Roman"/>
    </style:style>
    <style:style style:name="T133" style:family="text">
      <style:text-properties officeooo:rsid="0016608b" style:language-asian="tr" style:country-asian="TR" style:font-name-complex="Times New Roman"/>
    </style:style>
    <style:style style:name="T134" style:family="text">
      <style:text-properties officeooo:rsid="00348da0" style:language-asian="tr" style:country-asian="TR" style:font-name-complex="Times New Roman"/>
    </style:style>
    <style:style style:name="T135" style:family="text">
      <style:text-properties officeooo:rsid="006bae34" style:language-asian="tr" style:country-asian="TR" style:font-name-complex="Times New Roman"/>
    </style:style>
    <style:style style:name="T136" style:family="text">
      <style:text-properties officeooo:rsid="008f180f" style:language-asian="tr" style:country-asian="TR" style:font-name-complex="Times New Roman"/>
    </style:style>
    <style:style style:name="T137" style:family="text">
      <style:text-properties officeooo:rsid="0097ef5f" style:language-asian="tr" style:country-asian="TR" style:font-name-complex="Times New Roman"/>
    </style:style>
    <style:style style:name="T138" style:family="text">
      <style:text-properties officeooo:rsid="002b0bb3" style:language-asian="tr" style:country-asian="TR" style:font-name-complex="Times New Roman"/>
    </style:style>
    <style:style style:name="T139" style:family="text">
      <style:text-properties officeooo:rsid="001ab6fb" style:language-asian="tr" style:country-asian="TR" style:font-name-complex="Times New Roman"/>
    </style:style>
    <style:style style:name="T140" style:family="text">
      <style:text-properties officeooo:rsid="00875977" style:language-asian="tr" style:country-asian="TR" style:font-name-complex="Times New Roman"/>
    </style:style>
    <style:style style:name="T141" style:family="text">
      <style:text-properties officeooo:rsid="00512536" style:language-asian="tr" style:country-asian="TR" style:font-name-complex="Times New Roman"/>
    </style:style>
    <style:style style:name="T142" style:family="text">
      <style:text-properties officeooo:rsid="0013588f" style:language-asian="tr" style:country-asian="TR" style:font-name-complex="Times New Roman"/>
    </style:style>
    <style:style style:name="T143" style:family="text">
      <style:text-properties officeooo:rsid="00443595" style:language-asian="tr" style:country-asian="TR" style:font-name-complex="Times New Roman"/>
    </style:style>
    <style:style style:name="T144" style:family="text">
      <style:text-properties officeooo:rsid="0014c035" style:language-asian="tr" style:country-asian="TR" style:font-name-complex="Times New Roman"/>
    </style:style>
    <style:style style:name="T145" style:family="text">
      <style:text-properties officeooo:rsid="006fa4e9" style:language-asian="tr" style:country-asian="TR" style:font-name-complex="Times New Roman"/>
    </style:style>
    <style:style style:name="T146" style:family="text">
      <style:text-properties officeooo:rsid="004a1f33" style:language-asian="tr" style:country-asian="TR" style:font-name-complex="Times New Roman"/>
    </style:style>
    <style:style style:name="T147" style:family="text">
      <style:text-properties officeooo:rsid="005e4a91" style:language-asian="tr" style:country-asian="TR" style:font-name-complex="Times New Roman"/>
    </style:style>
    <style:style style:name="T148" style:family="text">
      <style:text-properties officeooo:rsid="00821128" style:language-asian="tr" style:country-asian="TR" style:font-name-complex="Times New Roman"/>
    </style:style>
    <style:style style:name="T149" style:family="text">
      <style:text-properties officeooo:rsid="007e3d08" style:language-asian="tr" style:country-asian="TR" style:font-name-complex="Times New Roman"/>
    </style:style>
    <style:style style:name="T150" style:family="text">
      <style:text-properties officeooo:rsid="009ed076" style:language-asian="tr" style:country-asian="TR" style:font-name-complex="Times New Roman"/>
    </style:style>
    <style:style style:name="T151" style:family="text">
      <style:text-properties officeooo:rsid="00a43a1d" style:language-asian="tr" style:country-asian="TR" style:font-name-complex="Times New Roman"/>
    </style:style>
    <style:style style:name="T152" style:family="text">
      <style:text-properties officeooo:rsid="00a7f9fb" style:language-asian="tr" style:country-asian="TR" style:font-name-complex="Times New Roman"/>
    </style:style>
    <style:style style:name="T153" style:family="text">
      <style:text-properties style:language-asian="tr" style:country-asian="TR" style:font-name-complex="Tahoma"/>
    </style:style>
    <style:style style:name="T154" style:family="text">
      <style:text-properties officeooo:rsid="003b129e" style:language-asian="tr" style:country-asian="TR" style:font-name-complex="Tahoma"/>
    </style:style>
    <style:style style:name="T155" style:family="text">
      <style:text-properties officeooo:rsid="004958df" style:language-asian="tr" style:country-asian="TR" style:font-name-complex="Tahoma"/>
    </style:style>
    <style:style style:name="T156" style:family="text">
      <style:text-properties officeooo:rsid="006bae34" style:language-asian="tr" style:country-asian="TR" style:font-name-complex="Tahoma"/>
    </style:style>
    <style:style style:name="T157" style:family="text">
      <style:text-properties officeooo:rsid="00374a74" style:language-asian="tr" style:country-asian="TR"/>
    </style:style>
    <style:style style:name="T158" style:family="text">
      <style:text-properties officeooo:rsid="0014a809" style:language-asian="tr" style:country-asian="TR"/>
    </style:style>
    <style:style style:name="T159" style:family="text">
      <style:text-properties officeooo:rsid="00347560"/>
    </style:style>
    <style:style style:name="T160" style:family="text">
      <style:text-properties officeooo:rsid="00348da0"/>
    </style:style>
    <style:style style:name="T161" style:family="text">
      <style:text-properties officeooo:rsid="003aa60a"/>
    </style:style>
    <style:style style:name="T162" style:family="text">
      <style:text-properties officeooo:rsid="0043c25c"/>
    </style:style>
    <style:style style:name="T163" style:family="text">
      <style:text-properties officeooo:rsid="00443595"/>
    </style:style>
    <style:style style:name="T164" style:family="text">
      <style:text-properties officeooo:rsid="0047d350"/>
    </style:style>
    <style:style style:name="T165" style:family="text">
      <style:text-properties fo:font-style="italic" style:text-underline-style="solid" style:text-underline-width="auto" style:text-underline-color="font-color" fo:font-weight="bold" style:font-style-asian="italic" style:font-weight-asian="bold"/>
    </style:style>
    <style:style style:name="T1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0"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style:language-asian="tr" style:country-asian="TR" style:font-style-asian="italic" style:font-weight-asian="bold" style:font-name-complex="Times New Roman"/>
    </style:style>
    <style:style style:name="T174"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7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6" style:family="text">
      <style:text-properties fo:font-style="italic" fo:font-weight="normal" style:language-asian="tr" style:country-asian="TR" style:font-style-asian="italic" style:font-weight-asian="normal" style:font-name-complex="Times New Roman" style:font-weight-complex="normal"/>
    </style:style>
    <style:style style:name="T177"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78" style:family="text">
      <style:text-properties fo:font-style="italic" style:font-style-asian="italic" style:font-style-complex="italic"/>
    </style:style>
    <style:style style:name="T179" style:family="text">
      <style:text-properties fo:font-style="italic" style:language-asian="tr" style:country-asian="TR" style:font-style-asian="italic" style:font-name-complex="Times New Roman" style:font-style-complex="italic"/>
    </style:style>
    <style:style style:name="T180" style:family="text">
      <style:text-properties fo:font-style="italic" officeooo:rsid="00496a67" style:language-asian="tr" style:country-asian="TR" style:font-style-asian="italic" style:font-name-complex="Times New Roman" style:font-style-complex="italic" style:font-weight-complex="normal"/>
    </style:style>
    <style:style style:name="T181" style:family="text">
      <style:text-properties fo:font-style="italic" officeooo:rsid="002b0bb3" style:language-asian="tr" style:country-asian="TR" style:font-style-asian="italic" style:font-name-complex="Times New Roman" style:font-style-complex="italic" style:font-weight-complex="normal"/>
    </style:style>
    <style:style style:name="T182" style:family="text">
      <style:text-properties fo:font-style="italic" officeooo:rsid="003b129e" style:language-asian="tr" style:country-asian="TR" style:font-style-asian="italic" style:font-name-complex="Times New Roman" style:font-style-complex="italic"/>
    </style:style>
    <style:style style:name="T183" style:family="text">
      <style:text-properties fo:font-style="italic" officeooo:rsid="005192be" style:language-asian="tr" style:country-asian="TR" style:font-style-asian="italic" style:font-name-complex="Times New Roman" style:font-style-complex="italic"/>
    </style:style>
    <style:style style:name="T184" style:family="text">
      <style:text-properties fo:font-style="italic" officeooo:rsid="0047d350" style:language-asian="tr" style:country-asian="TR" style:font-style-asian="italic" style:font-name-complex="Times New Roman" style:font-style-complex="italic"/>
    </style:style>
    <style:style style:name="T185" style:family="text">
      <style:text-properties fo:font-style="italic" officeooo:rsid="005915ab" style:language-asian="tr" style:country-asian="TR" style:font-style-asian="italic" style:font-name-complex="Times New Roman" style:font-style-complex="italic"/>
    </style:style>
    <style:style style:name="T186" style:family="text">
      <style:text-properties fo:font-style="italic" officeooo:rsid="00a43a1d" style:language-asian="tr" style:country-asian="TR" style:font-style-asian="italic" style:font-name-complex="Times New Roman" style:font-style-complex="italic"/>
    </style:style>
    <style:style style:name="T187"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88" style:family="text">
      <style:text-properties officeooo:rsid="004c1294"/>
    </style:style>
    <style:style style:name="T189" style:family="text">
      <style:text-properties officeooo:rsid="004d17d8"/>
    </style:style>
    <style:style style:name="T190" style:family="text">
      <style:text-properties officeooo:rsid="005079a5"/>
    </style:style>
    <style:style style:name="T191" style:family="text">
      <style:text-properties officeooo:rsid="006bae34"/>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officeooo:rsid="006bae34"/>
    </style:style>
    <style:style style:name="T194" style:family="text">
      <style:text-properties officeooo:rsid="008676e7"/>
    </style:style>
    <style:style style:name="T195"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96"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97" style:family="text">
      <style:text-properties officeooo:rsid="0097ef5f"/>
    </style:style>
    <style:style style:name="T198" style:family="text">
      <style:text-properties officeooo:rsid="00a09823"/>
    </style:style>
    <style:style style:name="T199" style:family="text">
      <style:text-properties officeooo:rsid="00a43a1d"/>
    </style:style>
    <style:style style:name="T200" style:family="text">
      <style:text-properties style:font-name="Abyssinica SIL" style:language-asian="tr" style:country-asian="TR" style:font-name-complex="Times New Roman"/>
    </style:style>
    <style:style style:name="T201" style:family="text">
      <style:text-properties style:font-name="Abyssinica SIL" officeooo:rsid="0013e64a" style:language-asian="tr" style:country-asian="TR" style:font-name-complex="Times New Roman"/>
    </style:style>
    <style:style style:name="T202" style:family="text">
      <style:text-properties style:font-name="Abyssinica SIL" officeooo:rsid="003c3a02" style:language-asian="tr" style:country-asian="TR" style:font-name-complex="Times New Roman"/>
    </style:style>
    <style:style style:name="T203" style:family="text">
      <style:text-properties style:font-name="Abyssinica SIL" officeooo:rsid="004958df" style:language-asian="tr" style:country-asian="TR" style:font-name-complex="Times New Roman"/>
    </style:style>
    <style:style style:name="T204" style:family="text">
      <style:text-properties fo:font-size="10pt" fo:font-weight="bold" officeooo:rsid="009ca694" style:font-size-asian="10pt" style:language-asian="tr" style:country-asian="TR" style:font-weight-asian="bold" style:font-name-complex="Times New Roman" style:font-size-complex="10pt" style:font-weight-complex="bold"/>
    </style:style>
    <style:style style:name="T205" style:family="text">
      <style:text-properties fo:font-size="10pt" fo:font-weight="bold" officeooo:rsid="00a43a1d" style:font-size-asian="10pt" style:language-asian="tr" style:country-asian="TR" style:font-weight-asian="bold" style:font-name-complex="Times New Roman"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LİRLİ SÜRELİ KİRA SÖZLEŞMESİ</text:p>
      <text:p text:style-name="P11"><text:span text:style-name="T25">MADDE </text:span><text:span text:style-name="T26">1<text:tab/></text:span><text:span text:style-name="T77">Tanım</text:span><text:span text:style-name="T79">lar</text:span><text:span text:style-name="T77">: </text:span><text:span text:style-name="T78">İ</text:span><text:span text:style-name="T79">şbu sözleşmede adı geçen; </text:span><text:span text:style-name="T61">Kiraya veren</text:span><text:span text:style-name="T78">; </text:span><text:span text:style-name="T81">mecurun</text:span><text:span text:style-name="T78"> sahibi</text:span><text:span text:style-name="T79">ni</text:span><text:span text:style-name="T78"> ve/veya vekili</text:span><text:span text:style-name="T79">ni</text:span><text:span text:style-name="T78">, </text:span><text:span text:style-name="T61">Kiracı;</text:span><text:span text:style-name="T87"> </text:span><text:span text:style-name="T90">mecuru</text:span><text:span text:style-name="T87"> kiralama hak</text:span><text:span text:style-name="T89">k</text:span><text:span text:style-name="T87">ını belirli bir ücret karşılığında </text:span><text:span text:style-name="T90">belirli bir süre</text:span><text:span text:style-name="T87"> kabul <text:s/>eden gerçek veya tüzel kişi</text:span><text:span text:style-name="T88">yi</text:span><text:span text:style-name="T79"> ifade eder. </text:span><text:span text:style-name="T3">İşbu k</text:span>ira sözleşme<text:span text:style-name="T198">yle</text:span>, kiraya veren , <text:span text:style-name="T20">bu sözleşmede özellikleri belirtilen mecurun</text:span> kullanı<text:span text:style-name="T163">mını,</text:span> <text:span text:style-name="T162">belli bir süre için, belirlenen fiyatla</text:span> kiracıya bırak<text:span text:style-name="T198">ır</text:span>.</text:p>
      <text:p text:style-name="P2"><text:span text:style-name="T106">M</text:span><text:span text:style-name="T104">ADDE </text:span><text:span text:style-name="T105">2<text:tab/></text:span><text:span text:style-name="T107">Kira süresi:</text:span><text:span text:style-name="T108"> </text:span><text:span text:style-name="T109">İşbu s</text:span><text:span text:style-name="T110">özleşme, belirli süre</text:span><text:span text:style-name="T112">lidir</text:span><text:span text:style-name="T111"> ve <text:s/>k</text:span><text:span text:style-name="T110">ararlaştırılan sürenin geçmesiyle herhangi bir bildirim olmaksızın, </text:span><text:span text:style-name="T113">bu sözleşmeden doğan haklar saklı kalmak şartıyla,</text:span><text:span text:style-name="T110"> sona ere</text:span><text:span text:style-name="T111">r. </text:span></text:p>
      <text:p text:style-name="P12"><text:span text:style-name="T31">M</text:span><text:span text:style-name="T25">ADDE 3 <text:tab/></text:span><text:span text:style-name="T70">Vergi ve benzeri yükümlülüklere katlanma borcu : </text:span>Kiralanana <text:span text:style-name="T188">ait, kültür, arsa, bina vergileri kiraya veren;</text:span> <text:span text:style-name="T190">kira stopaj </text:span>vergi<text:span text:style-name="T60">si, çevre temizlik vergisi </text:span>ve benzeri yükümlülükler <text:span text:style-name="T20">kiracı tarafından ödenecektir. </text:span><text:span text:style-name="T116">Kiracı elektrik, su, </text:span><text:span text:style-name="T118">aidat</text:span><text:span text:style-name="T116"> vb. abone gerektiren işlemlerde, kira başlangıcında abonelikleri üzerine alacaktır ve kira müddeti boyunca bu </text:span><text:span text:style-name="T119">aboneliklere ait</text:span><text:span text:style-name="T116"> giderler kiracıya aittir.</text:span></text:p>
      <text:p text:style-name="P11"><text:span text:style-name="T25">MADDE </text:span><text:span text:style-name="T26">4 <text:tab/></text:span><text:span text:style-name="T71">Yan giderlere katlanma borcu</text:span><text:span text:style-name="T25"> : </text:span>Kira<text:span text:style-name="T20">cı</text:span>, kiralananın kullanımıyla ilgili olmak üzere, kendisi veya üçüncü kişi tarafından yapılan yan giderlere katlanmakla yükümlüdür.</text:p>
      <text:p text:style-name="P13"><text:span text:style-name="T25">MADDE </text:span><text:span text:style-name="T26">5<text:tab/></text:span><text:span text:style-name="T71">Kiralananın teslim anında </text:span><text:span text:style-name="T74">ve </text:span><text:span text:style-name="T71">sonra</text:span><text:span text:style-name="T74">sı</text:span><text:span text:style-name="T71"> ayıplı hâle gelmesinden sorumluluk</text:span><text:span text:style-name="T25"> <text:tab/></text:span></text:p>
      <text:list xml:id="list1102154770" text:style-name="WWNum3">
        <text:list-header>
          <text:p text:style-name="P70"><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 </text:span></text:p>
        </text:list-header>
      </text:list>
      <text:p text:style-name="P11"><text:span text:style-name="T25">MADDE </text:span><text:span text:style-name="T30">6</text:span><text:span text:style-name="T26"><text:tab/></text:span><text:span text:style-name="T71">Kira bedelinin indirilmesi</text:span><text:span text:style-name="T25"> : </text:span>Kiracı, <text:span text:style-name="T21">kira süresi boyunca ve sonrasında, sözleşmede belirlenen kira bedelinde, mucbir sebepler dahil, herhangi bir sebeple </text:span>indirim yapılmasını isteye<text:span text:style-name="T21">mez</text:span>.</text:p>
      <text:p text:style-name="P11"><text:span text:style-name="T25">MADDE </text:span><text:span text:style-name="T32">7</text:span><text:span text:style-name="T26"><text:tab/></text:span><text:span text:style-name="T71">Kira bedelini ödeme borcu,</text:span><text:span text:style-name="T25"> </text:span><text:span text:style-name="T29">ifa zamanı, kiracının temerrüdü</text:span><text:span text:style-name="T25"><text:tab/><text:tab/></text:span></text:p>
      <text:list xml:id="list191434115020061" text:continue-numbering="true" text:style-name="WWNum3">
        <text:list-header>
          <text:p text:style-name="P71"><text:span text:style-name="T138">Kira bedeli nettir. <text:s/></text:span><text:span text:style-name="T115">Sözleşme</text:span><text:span text:style-name="T138">de</text:span><text:span text:style-name="T115"> </text:span><text:span text:style-name="T138">belirtilen kira bedeli</text:span><text:span text:style-name="T115">, vergiler düşüldükten sonra </text:span><text:span text:style-name="T138">kiralayana </text:span><text:span text:style-name="T115">ödene</text:span><text:span text:style-name="T138">cek</text:span><text:span text:style-name="T115"> </text:span><text:span text:style-name="T119">net </text:span><text:span text:style-name="T115">miktardır. </text:span><text:span text:style-name="T138">Kira stopaj vergisi kiracı tarafından, </text:span><text:span text:style-name="T119">kiraya veren adına </text:span><text:span text:style-name="T138">ödenecektir. Her türlü resim vergi ve harçlar, ÇTV, stopaj vergisi ve kira süresi içerisinde ortaya çıkabilecek her türlü resmi ödemeler, vergi ve harçlar kiracı tarafından ödenecektir.</text:span><text:span text:style-name="T115"> Kiracı, kira bedelini </text:span><text:span text:style-name="T139">( kira bedeli aylık ödemeli yapılacaksa her ayın </text:span><text:span text:style-name="T140">1</text:span><text:span text:style-name="T141">. günü</text:span><text:span text:style-name="T139"> peşin </text:span><text:span text:style-name="T140">olarak</text:span><text:span text:style-name="T139"> )</text:span><text:span text:style-name="T115"> ve yan giderleri,</text:span><text:span text:style-name="T139"> </text:span><text:span text:style-name="T140">peşin </text:span><text:span text:style-name="T115">ödemekle yükümlüdür. </text:span><text:span text:style-name="T126">Ki</text:span><text:span text:style-name="T139">ra ödemeleri kiraya verene ait banka hesabına yatırılacaktır. </text:span><text:span text:style-name="T115">İşbu sö</text:span><text:span text:style-name="T142">z</text:span><text:span text:style-name="T115">leşme</text:span><text:span text:style-name="T122">de belirlenen</text:span><text:span text:style-name="T115"> kira bedeli</text:span><text:span text:style-name="T122">nin ödeme vadesi </text:span><text:span text:style-name="T125">sözleşme düzenleme </text:span><text:span text:style-name="T122">tarihidir.</text:span><text:span text:style-name="T115"> Ödeme çek veya senet ile taahhüt edilmiş ise ödemenin zamanında <text:s/>ödenmemesi durumunda, </text:span><text:span text:style-name="T195">müteakip bonolarda muacceliyet kesbedece</text:span><text:span text:style-name="T196">k</text:span><text:span text:style-name="T195">,</text:span><text:span text:style-name="T115"> </text:span><text:span text:style-name="T125">çek veya senedin ödeme vadesi, sözleşme düzenleme tarihi olarak kabul edilecektir </text:span><text:span text:style-name="T143">ve</text:span><text:span text:style-name="T125"> </text:span><text:span text:style-name="T115"><text:s/></text:span><text:span text:style-name="T143">k</text:span><text:span text:style-name="T125">iracı </text:span><text:span text:style-name="T143">geçmiş ve </text:span><text:span text:style-name="T125">o</text:span><text:span text:style-name="T115">turduğu süreye ait kira borcunu,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text:span><text:span text:style-name="T125">ile birlikte</text:span><text:span text:style-name="T122"> ödemeyi</text:span><text:span text:style-name="T115"> peşinen kabul ve taahhüt eder.</text:span></text:p>
        </text:list-header>
      </text:list>
      <text:p text:style-name="P11"><text:span text:style-name="T25">MADDE </text:span><text:span text:style-name="T33">8</text:span><text:span text:style-name="T27"><text:tab/></text:span><text:span text:style-name="T72">Temizlik ve bakım giderlerini ödeme borcu</text:span> : Kiracı, kiralananın olağan kullanımı için gerekli temizlik ve bakım giderlerini ödemekle yükümlüdür.</text:p>
      <text:p text:style-name="P11"><text:span text:style-name="T25">MADDE </text:span><text:span text:style-name="T33">9</text:span><text:span text:style-name="T27"><text:tab/></text:span><text:span text:style-name="T30">K</text:span><text:span text:style-name="T7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7">önce kiracıya bildirmek ve bunların </text:span>yapıldığı sırada kiracının yararlarını göz önünde tutmak zorundadır. </text:p>
      <text:p text:style-name="P14"><text:span text:style-name="T25">MADD</text:span><text:span text:style-name="T35">E 10 </text:span><text:span text:style-name="T62">Kira</text:span><text:span text:style-name="T72">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89">mecurda bir değişiklik yapmak isterse bu ek bir sözleşme ile belirlenmelidir.</text:span> Kiracı, kiraya verenin rızasıyla yaptığı yenilik ve değişiklikler sebebiyle kiralananda ortaya çıka<text:span text:style-name="T189">bilecek</text:span> değer artışının karşılığını isteyemez. <text:span text:style-name="T115">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0">Aksi bir sözleşme ile kararlaştır</text:span><text:span text:style-name="T136">ı</text:span><text:span text:style-name="T120">lmamışsa, </text:span><text:span text:style-name="T117">Kiracı, kira bitiminde yaptığı bu tip imalatları sökemez, çıkaramaz, kıramaz. Kiracı bu tip imalatları sağlam olarak kiraya verene teslim etmekle yükümlüdür. </text:span></text:p>
      <text:p text:style-name="P11"><text:span text:style-name="T35">MADDE 11</text:span><text:span text:style-name="T27"><text:tab/></text:span><text:span text:style-name="T72">Alt kira ve kullanım hakkının devri, </text:span><text:span text:style-name="T62">Kira ilişkisinin devri</text:span><text:span text:style-name="T25"> : </text:span>Kiracı, kiraya verenin yazılı rızası olmadıkça, kiralananı başkasına kiralayamayacağı gibi, kullanım hakkını da, kira ilişkisini <text:span text:style-name="T163">de</text:span> başkasına devredemez. </text:p>
      <text:p text:style-name="P11"/>
      <text:p text:style-name="P11"/>
      <text:p text:style-name="P3">KİRAYA VEREN<text:tab/>KİRACI<text:tab/>ŞAHİT-KEFİL</text:p>
      <text:p text:style-name="P26"><text:tab/><text:tab/><text:tab/><text:tab/><text:tab/><text:tab/><text:span text:style-name="T199">Adem Kesici<text:tab/><text:tab/><text:tab/><text:tab/> <text:tab/><text:tab/><text:tab/><text:tab/><text:tab/><text:tab/><text:tab/><text:tab/>530 6804 5056</text:span></text:p>
      <text:p text:style-name="P11"><text:soft-page-break/><text:span text:style-name="T25">MADDE </text:span><text:span text:style-name="T27">1</text:span><text:span text:style-name="T34">2</text:span><text:span text:style-name="T27"><text:tab/></text:span><text:span text:style-name="T72">Kiralananın kullanılmaması</text:span><text:span text:style-name="T25"> :</text:span><text:span text:style-name="T2"> </text:span><text:span text:style-name="T8">Normal veya mucbir bir sebeple, m</text:span><text:span text:style-name="T6">ecur</text:span> kullanılmasa veya sınırlı olarak kullanılsa bile kiracı, kira bedelini ödemekle yükümlüdür. <text:span text:style-name="T197">İşbu sözleşme pandemi koşulları göz önünde bulundurularak düzenlenmiştir.</text:span></text:p>
      <text:p text:style-name="P11"><text:span text:style-name="T25">MADDE </text:span><text:span text:style-name="T30">1</text:span><text:span text:style-name="T34">3</text:span><text:span text:style-name="T27"><text:tab/></text:span><text:span text:style-name="T72">Kiralananın sözleşmenin bitiminden önce geri verilmesi</text:span><text:span text:style-name="T25"> <text:s/>: </text:span>Kiracı, sözleşme süresine veya fesih dönemine uymaksızın kiralananı geri verdiği takdirde, kira sözleşmesinden doğan borçları, <text:span text:style-name="T22">sözleşme bitim süresine kadar olan dönem boyunca devam eder. Bu gibi durumlarda kiracı, kiralananı başkasına devredemez. Kiraya veren, k</text:span>iralananın <text:span text:style-name="T159">güncel</text:span> koşullarla kiraya verilebileceği <text:span text:style-name="T22">yeni bir kiracı bulması </text:span>h<text:span text:style-name="T197">a</text:span>linde, kiracının kira sözleşmesinden doğan borçları sona erer. <text:s/><text:span text:style-name="T197">Kiracı sözleşmede belirtilen şartlarda, kiralananı kullanmasa bile, kira borcunu ödemekle yükümlüdür.</text:span></text:p>
      <text:p text:style-name="P15"><text:span text:style-name="T25">MADDE </text:span><text:span text:style-name="T30">1</text:span><text:span text:style-name="T34">4</text:span><text:span text:style-name="T27"><text:tab/></text:span><text:span text:style-name="T70">Sözleşmenin sona ermesi</text:span><text:span text:style-name="T2"> : </text:span><text:span text:style-name="T4">İşbu sözleşme, belirli süreli bir sözleşmedir. K</text:span>ira sözleşmesi bu sürenin sonunda kendiliğinden sona erer. <text:span text:style-name="T189">Kiracı kiralananı sözleşme bitim tarihinde boşaltmakla yükümlüdür.</text:span><text:span text:style-name="T86"> </text:span><text:span text:style-name="T97">K</text:span><text:span text:style-name="T94">iracı, </text:span><text:span text:style-name="T97">mecuru boşaltmadığı takdirde, </text:span><text:span text:style-name="T94"><text:s/></text:span><text:span text:style-name="T93">geçmiş ve </text:span><text:span text:style-name="T94">o</text:span><text:span text:style-name="T91">turduğu süreye ait kira borcunu, </text:span><text:span text:style-name="T95">geçen her gün için, yıllık kira bedelinin yüzde </text:span><text:span text:style-name="T94">biri</text:span><text:span text:style-name="T95"> oranında </text:span><text:span text:style-name="T94">(%1)</text:span><text:span text:style-name="T95"> </text:span><text:span text:style-name="T96">günlük </text:span><text:span text:style-name="T95">ceza bedeli </text:span><text:span text:style-name="T94">ile birlikte</text:span><text:span text:style-name="T95"> ödemeyi</text:span><text:span text:style-name="T91"> peşinen kabul ve taahhüt eder.</text:span></text:p>
      <text:p text:style-name="P11"><text:span text:style-name="T25">MADDE </text:span><text:span text:style-name="T30">1</text:span><text:span text:style-name="T34">5</text:span><text:span text:style-name="T25"><text:tab/></text:span><text:span text:style-name="T70">Kiracının iflası </text:span><text:span text:style-name="T75">ve ölümü : </text:span>Kiracı, kiralananın tesliminden sonra iflas eder <text:span text:style-name="T189">veya</text:span> <text:s/>öl<text:span text:style-name="T189">ürse, ö</text:span>len kiracının <text:span text:style-name="T59">mirasçıları ve </text:span>ortakları veya bu ortakların aynı meslek ve sanatı yürüten mirasçıları <text:span text:style-name="T23"><text:s/>kiranın devam etmesine yönelik istekleri, bu sözleşmeye bağlı olarak geçersizdir. </text:span><text:span text:style-name="T80">Kiracının ölümü ile bu sözleşmedeki </text:span><text:span text:style-name="T77">“Kiralananın sözleşmenin bitiminden önce geri verilmesi” </text:span><text:span text:style-name="T80">maddesinde belirtilen şartlar uygulanır. </text:span><text:span text:style-name="T2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6"><text:span text:style-name="T25">MADDE </text:span><text:span text:style-name="T30">1</text:span><text:span text:style-name="T34">6</text:span><text:span text:style-name="T28"><text:tab/></text:span><text:span text:style-name="T73">Kiralananın geri verilmesi</text:span><text:span text:style-name="T25"> <text:tab/>:</text:span><text:span text:style-name="T2"> “</text:span><text:span text:style-name="T82">Kiralananda yenilik ve değişiklik yapılması“ </text:span><text:span text:style-name="T83">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9">de</text:span>, sözleşmeye aykırı kullanmadan doğacak zararları giderme<text:span text:style-name="T24">kle yükümlüdür.</text:span> </text:p>
      <text:p text:style-name="P11"><text:span text:style-name="T25">MADDE </text:span><text:span text:style-name="T30">1</text:span><text:span text:style-name="T34">7</text:span><text:span text:style-name="T2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7"><text:span text:style-name="T25">MADDE </text:span><text:span text:style-name="T34">18</text:span><text:span text:style-name="T28"><text:tab/></text:span><text:span text:style-name="T73">Kullanma giderleri</text:span><text:span text:style-name="T25"> : </text:span>Kiracı, ısıtma, aydınlatma ve su gibi kullanma giderlerine katlanmakla yükümlüdür. Giderlere katlanan taraf, bu giderleri ispat edici belgelerin birer örneğini, istem üzerine diğer tarafa vermek zorundadır. </text:p>
      <text:p text:style-name="P11"><text:span text:style-name="T25">MADDE </text:span><text:span text:style-name="T30">1</text:span><text:span text:style-name="T34">9</text:span><text:span text:style-name="T28"><text:tab/></text:span><text:span text:style-name="T73">Kiracının güvence vermesi</text:span><text:span text:style-name="T25"> <text:tab/>: </text:span><text:span text:style-name="T5">K</text:span>iracı<text:span text:style-name="T58">nın</text:span> güvence verme borcu <text:span text:style-name="T58">vardır ve yıllık kira </text:span></text:p>
      <text:p text:style-name="P22">bedelinin %25 ‘i olarak yapılacaktır. </text:p>
      <text:p text:style-name="P18"><text:span text:style-name="T25">MADDE </text:span><text:span text:style-name="T30">2</text:span><text:span text:style-name="T34">0</text:span><text:span text:style-name="T28"> <text:tab/></text:span><text:span text:style-name="T73">Kira </text:span><text:span text:style-name="T76">Yıllık Artış Oranı</text:span><text:span text:style-name="T25"> </text:span><text:span text:style-name="T28">ve </text:span><text:span text:style-name="T73">Belirlenmesi<text:tab/>: </text:span><text:span text:style-name="T58">Bir yıldan uzun süreyle yapılan sözleşmelerde </text:span>uygulanacak <text:span text:style-name="T164">yıllık kira artış oranı</text:span>, <text:span text:style-name="T159">yıllık tüketici </text:span>fiyat endeksin<text:span text:style-name="T159">in (TÜFE)</text:span> oniki aylık ortalama<text:span text:style-name="T161">sı </text:span>oranını<text:span text:style-name="T58">n %10 ‘un altında olması durumunda; %10, değişim oranının %10 ‘un üstünde olması durumunda ise, değişim oranının altında olmamak</text:span> koşuluyla <text:span text:style-name="T114">yapılacaktır.</text:span>. </text:p>
      <text:p text:style-name="P19"><text:span text:style-name="T36">MADDE </text:span><text:span text:style-name="T37">2</text:span><text:span text:style-name="T38">1</text:span><text:span text:style-name="T37"> <text:tab/></text:span><text:span text:style-name="T39">Sözleşmenin feshi : </text:span><text:span text:style-name="T115">İşbu sözleşmenin herhangi bir maddesinin ihlali ile </text:span><text:span text:style-name="T129">veya süre bitiminde</text:span><text:span text:style-name="T115">, </text:span><text:span text:style-name="T126">kiraya verenin hakları saklı kalmak şartıyla</text:span><text:span text:style-name="T115"> sözleşme fesh edilir ve kiracı mecuru hiçbir ihtara gerek kalmadan boşaltma</text:span><text:span text:style-name="T130">yı kabul ve taahhüt etmiştir.</text:span><text:span text:style-name="T115">. </text:span></text:p>
      <text:list xml:id="list191435145996082" text:continue-numbering="true" text:style-name="WWNum3">
        <text:list-header>
          <text:p text:style-name="P72"><text:span text:style-name="T36">MADDE </text:span><text:span text:style-name="T37">2</text:span><text:span text:style-name="T38">2</text:span><text:span text:style-name="T39"><text:tab/>Kefil ve şahit : </text:span><text:span text:style-name="T115">Kefil </text:span><text:span text:style-name="T130">ve şahit</text:span><text:span text:style-name="T115">, bu sözleşmeye attığı imza ile, sözleşme şartlarına uyulmaması </text:span><text:span text:style-name="T125">ve/veya bu sözleşmeyle bağlantılı tahliye taahhütnamesi vb. belgeler</text:span><text:span text:style-name="T115"> ile ortaya çıkabilecek her türlü maddi ve manevi zararların karşılanması hususunda, müteselsilen sorumlu olduğunu kabul ve beyan etmiştir. Kefil </text:span><text:span text:style-name="T131">ve Şahit</text:span><text:span text:style-name="T115">, sözleşmeyi imzalayan kişinin, </text:span><text:span text:style-name="T136">s</text:span><text:span text:style-name="T115">özleşmede adı geçen kişi olduğuna şahitlik ettiğini kabul ve beyan e</text:span><text:span text:style-name="T152">tmiştir.</text:span><text:span text:style-name="T115"> </text:span></text:p>
          <text:p text:style-name="P73"><text:span text:style-name="T38">MADDE 23<text:tab/>Yetkili mercii ve tebligat :</text:span><text:span text:style-name="T13"> İşbu </text:span><text:span text:style-name="T130"><text:s/>sözleşmede belirtilen adresler tarafların tebligat adresleri olarak da belirlenmiş olup her türlü tebligatın bu adreslere yapılabileceği taraflarca kabul edilmişti</text:span><text:span text:style-name="T132">r.</text:span><text:span text:style-name="T130"> Taraflar, anlaşmazlık vuku</text:span><text:span text:style-name="T132">unda</text:span><text:span text:style-name="T130">, T.C. Tokat Mahkeme ve İcra Dairelerinin selahiyetini </text:span><text:span text:style-name="T129">şimdiden </text:span><text:span text:style-name="T130">kabul ve beyan etmiştir. </text:span></text:p>
        </text:list-header>
      </text:list>
      <text:p text:style-name="P4"/>
      <text:p text:style-name="P4">KİRAYA VEREN<text:tab/>KİRACI<text:tab/>ŞAHİT-KEFİL</text:p>
      <text:p text:style-name="P30"><text:tab/><text:tab/><text:tab/><text:tab/><text:tab/><text:tab/>Adem Kesici<text:tab/><text:tab/><text:tab/><text:tab/> <text:tab/><text:tab/><text:tab/><text:tab/><text:tab/><text:tab/><text:tab/><text:tab/>530 6804 5056</text:p>
      <text:list xml:id="list191434274940104" text:continue-numbering="true" text:style-name="WWNum3">
        <text:list-header>
          <text:p text:style-name="P73"><text:soft-page-break/><text:span text:style-name="T115">İşbu akit, </text:span><text:span text:style-name="T132">3</text:span><text:span text:style-name="T133"> sayfa,</text:span><text:span text:style-name="T134"> 2</text:span><text:span text:style-name="T130">3</text:span><text:span text:style-name="T134"> madde </text:span><text:span text:style-name="T130">ve kiraya veren, kiracı, kiralanan ve kira hakkında detaylardan</text:span><text:span text:style-name="T134"> </text:span><text:span text:style-name="T133">oluşur ve </text:span><text:span text:style-name="T132">1</text:span><text:span text:style-name="T115"> nüsha halinde tanzim edilmiş olup, taraflarca </text:span><text:span text:style-name="T130">okunarak, </text:span><text:span text:style-name="T115">kabul edilmiş ve imzalanmıştır.</text:span></text:p>
        </text:list-header>
      </text:list>
      <text:p text:style-name="P7"/>
      <text:p text:style-name="P7"/>
      <text:p text:style-name="P7"/>
      <text:p text:style-name="P36"><text:span text:style-name="T171">Sözleşmenin<text:tab/>:</text:span><text:span text:style-name="T187"> </text:span><text:span text:style-name="T182">Düzenleme Tarihi</text:span><text:span text:style-name="T183"><text:tab/></text:span><text:span text:style-name="T122">: </text:span><text:span text:style-name="T40"><text:s/></text:span><text:span text:style-name="T53">2</text:span><text:span text:style-name="T54">9</text:span><text:span text:style-name="T41"> </text:span><text:span text:style-name="T54">Mayıs</text:span><text:span text:style-name="T42"> </text:span><text:span text:style-name="T40">20</text:span><text:span text:style-name="T43">2</text:span><text:span text:style-name="T41">1</text:span><text:span text:style-name="T40"> <text:s/></text:span><text:span text:style-name="T84"><text:s/><text:tab/></text:span><text:span text:style-name="T85">Düzenleme No: </text:span><text:span text:style-name="T63">20</text:span><text:span text:style-name="T64">2</text:span><text:span text:style-name="T65">1</text:span><text:span text:style-name="T66">0</text:span><text:span text:style-name="T69">5</text:span><text:span text:style-name="T68">2</text:span><text:span text:style-name="T69">9</text:span><text:span text:style-name="T67">-00</text:span><text:span text:style-name="T69">7</text:span></text:p>
      <text:p text:style-name="P36"><text:span text:style-name="T168">Kiraya Veren<text:tab/>: </text:span><text:span text:style-name="T179">Adı Soyadı</text:span><text:span text:style-name="T115"><text:tab/>: </text:span><text:span text:style-name="T137"><text:tab/><text:tab/></text:span><text:span text:style-name="T115"><text:tab/><text:tab/></text:span><text:span text:style-name="T175">TC Kimlik No</text:span><text:span text:style-name="T9"><text:tab/>: </text:span></text:p>
      <text:p text:style-name="P45"/>
      <text:p text:style-name="P45">Kiracı<text:tab/></text:p>
      <text:p text:style-name="P41"><text:span text:style-name="T179">Adı Soyadı</text:span><text:span text:style-name="T115"><text:tab/>: </text:span><text:span text:style-name="T15">Adem Kesici<text:tab/><text:tab/><text:tab/><text:tab/> <text:tab/><text:tab/><text:tab/><text:tab/><text:tab/><text:tab/></text:span></text:p>
      <text:p text:style-name="P41"><text:span text:style-name="T179">TC Kimlik No</text:span><text:span text:style-name="T115"><text:tab/>: </text:span><text:span text:style-name="T15">530 6804 5056</text:span></text:p>
      <text:p text:style-name="P37"><text:span text:style-name="T184">Tebligat </text:span><text:span text:style-name="T179">Adres</text:span><text:span text:style-name="T115"><text:tab/>: </text:span><text:span text:style-name="T151">Kuyumcular Çarşısı No:25 TOKAT</text:span></text:p>
      <text:p text:style-name="P42"><text:span text:style-name="T178">Telefon No</text:span><text:tab/>: <text:span text:style-name="T199">537 70298 85</text:span></text:p>
      <text:p text:style-name="P46"/>
      <text:p text:style-name="P43"><text:span text:style-name="T166">Kiralana</text:span><text:span text:style-name="T167">nın</text:span><text:span text:style-name="T172"><text:tab/></text:span></text:p>
      <text:p text:style-name="P37"><text:span text:style-name="T179">Cinsi<text:tab/></text:span><text:span text:style-name="T115"><text:tab/><text:tab/>: </text:span><text:span text:style-name="T55">Arsa</text:span><text:span text:style-name="T44"><text:tab/></text:span><text:span text:style-name="T36"><text:tab/></text:span><text:span text:style-name="T185">Kullanım Amacı</text:span><text:span text:style-name="T115"><text:tab/>:</text:span><text:span text:style-name="T144"> </text:span><text:span text:style-name="T52">Oto </text:span><text:span text:style-name="T55">Park</text:span></text:p>
      <text:p text:style-name="P41"><text:span text:style-name="T179">Adresi<text:tab/></text:span><text:span text:style-name="T115"><text:tab/><text:tab/>: </text:span><text:span text:style-name="T204">Ali Paşa Hamam Sokak No : </text:span><text:span text:style-name="T205">14</text:span><text:span text:style-name="T204"> TOKAT</text:span></text:p>
      <text:p text:style-name="P38"><text:span text:style-name="T176">Tapu-</text:span><text:span text:style-name="T177">Abone Bi</text:span><text:span text:style-name="T176">lgileri</text:span><text:span text:style-name="T173"><text:tab/></text:span><text:span text:style-name="T115">: </text:span><text:span text:style-name="T145">Pafta: <text:s/></text:span><text:span text:style-name="T54">4</text:span><text:span text:style-name="T145"><text:tab/></text:span><text:span text:style-name="T132">A</text:span><text:span text:style-name="T115">da<text:tab/>:</text:span><text:span text:style-name="T146"> </text:span><text:span text:style-name="T54">385</text:span><text:span text:style-name="T151"><text:tab/>P</text:span><text:span text:style-name="T147">arsel<text:tab/>: </text:span><text:span text:style-name="T54">22</text:span><text:span text:style-name="T14"><text:tab/>Elektrik : <text:s text:c="13"/>Su : </text:span></text:p>
      <text:p text:style-name="P45"/>
      <text:p text:style-name="P43"><text:span text:style-name="T165">Kiranın </text:span><text:tab/></text:p>
      <text:p text:style-name="P36"><text:span text:style-name="T179">Başlangıç tarihi</text:span><text:span text:style-name="T115"><text:tab/>: </text:span><text:span text:style-name="T150">3</text:span><text:span text:style-name="T51">0</text:span><text:span text:style-name="T44"> </text:span><text:span text:style-name="T54">Haziran</text:span><text:span text:style-name="T44"> </text:span><text:span text:style-name="T45">202</text:span><text:span text:style-name="T44">1</text:span><text:span text:style-name="T145"><text:tab/></text:span><text:span text:style-name="T115"><text:tab/></text:span></text:p>
      <text:p text:style-name="P39"><text:span text:style-name="T179">Bitiş tarihi</text:span><text:span text:style-name="T115"><text:tab/><text:tab/>: </text:span><text:span text:style-name="T150">2</text:span><text:span text:style-name="T51">9</text:span><text:span text:style-name="T45"> </text:span><text:span text:style-name="T54">Haziran</text:span><text:span text:style-name="T45"> 202</text:span><text:span text:style-name="T44">2</text:span><text:span text:style-name="T148"><text:tab/><text:tab/><text:tab/></text:span><text:span text:style-name="T179">Süresi </text:span><text:span text:style-name="T115"><text:tab/>: </text:span><text:span text:style-name="T46">1 Yıl </text:span><text:span text:style-name="T47">(Bir Yıl)</text:span><text:span text:style-name="T149"> </text:span></text:p>
      <text:p text:style-name="P40"><text:span text:style-name="T174">Bedeli<text:tab/></text:span><text:span text:style-name="T115"><text:tab/><text:tab/>: </text:span><text:span text:style-name="T54">3</text:span><text:span text:style-name="T56">5</text:span><text:span text:style-name="T54">,</text:span><text:span text:style-name="T55">9</text:span><text:span text:style-name="T56">0</text:span><text:span text:style-name="T54">0.</text:span><text:span text:style-name="T52">00</text:span><text:span text:style-name="T48"> </text:span><text:span text:style-name="T49">TL ( </text:span><text:span text:style-name="T54">Otuz </text:span><text:span text:style-name="T56">Beş Bin Dokuz Yüz</text:span><text:span text:style-name="T46"> </text:span><text:span text:style-name="T50">TL </text:span><text:span text:style-name="T49">) <text:s/>+ STOPAJ VERGİSİ</text:span></text:p>
      <text:p text:style-name="P24"/>
      <text:p text:style-name="P20"><text:span text:style-name="T169">Ödeme</text:span><text:span text:style-name="T170"> Ş</text:span><text:span text:style-name="T169">ekli</text:span><text:span text:style-name="T103"><text:tab/><text:tab/>:</text:span><text:span text:style-name="T91"> </text:span><text:span text:style-name="T100">3</text:span><text:span text:style-name="T102">5</text:span><text:span text:style-name="T100">,</text:span><text:span text:style-name="T101">9</text:span><text:span text:style-name="T102">0</text:span><text:span text:style-name="T100">0.00</text:span><text:span text:style-name="T98"> TL Peşin </text:span><text:span text:style-name="T99">olarak banka hesabına yatırılacaktır.</text:span><text:span text:style-name="T98"> </text:span></text:p>
      <text:p text:style-name="P25"><text:tab/><text:tab/> </text:p>
      <text:p text:style-name="P21"><text:span text:style-name="T180">B</text:span><text:span text:style-name="T181">anka hesa</text:span><text:span text:style-name="T180">p no</text:span><text:span text:style-name="T92"><text:tab/>: </text:span></text:p>
      <text:p text:style-name="P31"/>
      <text:p text:style-name="P5"/>
      <text:p text:style-name="P44">İşbu akitteki bilgilerin doğruluğunu ve sözleşmenin tüm şartlarına uyacağımı peşinen kabul ettiğimi, <text:span text:style-name="T160">akiti okuyarak, hür irademle imzaladığımı,</text:span> beyan, <text:span text:style-name="T194">kabul</text:span> ve taahhüt ederim.</text:p>
      <text:p text:style-name="P23"/>
      <text:p text:style-name="P23"/>
      <text:p text:style-name="P23"/>
      <text:p text:style-name="P23"/>
      <text:p text:style-name="P23"/>
      <text:p text:style-name="P23"/>
      <text:p text:style-name="P6">KİRAYA VEREN<text:tab/>KİRACI<text:tab/>ŞAHİT-KEFİL</text:p>
      <text:p text:style-name="P27"><text:tab/><text:tab/><text:tab/><text:tab/><text:tab/><text:tab/><text:tab/><text:tab/><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TAHLİYE TAAHHÜTNAMESİ</text:p>
      <text:p text:style-name="P32"/>
      <text:p text:style-name="P47"><text:span text:style-name="T115"><text:tab/>Halen tahtı icarımda bulunan, kiraya vereni ve özellikleri aşağıda belirtilen taşınmazı; </text:span><text:span text:style-name="T124">tahliye etmeyi taahhüt ettiğim tarih</text:span><text:span text:style-name="T127">te</text:span><text:span text:style-name="T124">, </text:span><text:span text:style-name="T127">a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nin</text:span><text:span text:style-name="T124"> şartlarına bağlı kalarak, </text:span><text:span text:style-name="T123"><text:s/></text:span><text:span text:style-name="T115">hiçbir kanuni merasime, ihtar ve protesto keşidesine, cevap itasına, tebliğ ve tebellüğe, </text:span><text:span text:style-name="T153">herhangi bir ihtar ve hiçbir hüküm istihsaline ve mahkemeden ilam almaya hacet kalmaksızın</text:span><text:span text:style-name="T115"> kayıtsız ve şartsız olarak boşaltmayı </text:span><text:span text:style-name="T153">kesin olarak, </text:span><text:span text:style-name="T155">hür irademle</text:span><text:span text:style-name="T153"> beyan, kabul ve taahhüt ed</text:span><text:span text:style-name="T154">iyorum</text:span><text:span text:style-name="T153">.</text:span></text:p>
      <text:p text:style-name="P50"/>
      <text:p text:style-name="P48"><text:span text:style-name="T115"><text:tab/>Gününde tahliye edemediğim </text:span><text:span text:style-name="T121">veya </text:span><text:span text:style-name="T115">etmediğim takdirde, </text:span><text:span text:style-name="T122">geçen her gün için, yıllık kira bedelinin yüzde </text:span><text:span text:style-name="T125">biri</text:span><text:span text:style-name="T122"> oranında </text:span><text:span text:style-name="T125">(%1)</text:span><text:span text:style-name="T122"> </text:span><text:span text:style-name="T124">günlük </text:span><text:span text:style-name="T122">ceza bedeli ödemeyi, </text:span><text:span text:style-name="T115">kiraya veren veya yetkili kanuni ve</text:span><text:span text:style-name="T200">kili tarafından aleyhime yapılacak, her türlü icra takibatı, mahkeme masrafları, avukatlık ücretleri ve benzeri tüm ücretlerinde tamamen şahsım tarafından karşılanacağını şimdiden <text:s/>kabul,</text:span><text:span text:style-name="T201"> beyan</text:span><text:span text:style-name="T200"> ve taahhüt ediyorum. İşbu taahhütname</text:span><text:span text:style-name="T202">yi</text:span><text:span text:style-name="T200"> </text:span><text:span text:style-name="T203">hür</text:span><text:span text:style-name="T200"> irademle </text:span><text:span text:style-name="T203">okudum ve</text:span><text:span text:style-name="T200"> imza</text:span><text:span text:style-name="T202">lıyorum</text:span><text:span text:style-name="T200">. </text:span></text:p>
      <text:p text:style-name="P54"/>
      <text:p text:style-name="P58">TAHLİYE EDİLECEK YERİN</text:p>
      <text:p text:style-name="P51">Adresi<text:tab/>: <text:s/></text:p>
      <text:p text:style-name="P55"/>
      <text:p text:style-name="P52"><text:span text:style-name="T19">İlgili </text:span><text:span text:style-name="T16">Kira </text:span><text:span text:style-name="T17">Sözleşme</text:span><text:span text:style-name="T16">si</text:span><text:span text:style-name="T17"> Tarihi, <text:s/></text:span><text:span text:style-name="T18">No <text:s/></text:span><text:span text:style-name="T17"><text:tab/>:<text:tab/></text:span></text:p>
      <text:p text:style-name="P56"/>
      <text:p text:style-name="P56">Mecurun tahliye Edileceği taahhüt edilen tarih<text:tab/>:</text:p>
      <text:p text:style-name="P59"/>
      <text:p text:style-name="P59"/>
      <text:p text:style-name="P59">Kiracı<text:tab/></text:p>
      <text:p text:style-name="P49"><text:span text:style-name="T179">Adı Soyadı</text:span><text:span text:style-name="T115"><text:tab/>: </text:span><text:span text:style-name="T15">Adem Kesici<text:tab/><text:tab/><text:tab/><text:tab/> <text:tab/><text:tab/><text:tab/><text:tab/><text:tab/><text:tab/></text:span></text:p>
      <text:p text:style-name="P49"><text:span text:style-name="T179">TC Kimlik No</text:span><text:span text:style-name="T115"><text:tab/>: </text:span><text:span text:style-name="T15">530 6804 5056</text:span></text:p>
      <text:p text:style-name="P49"><text:span text:style-name="T184">Tebligat </text:span><text:span text:style-name="T179">Adres</text:span><text:span text:style-name="T186">i</text:span><text:span text:style-name="T115"><text:tab/>: </text:span><text:span text:style-name="T151">Kuyumcular Çarşısı No:25 TOKAT</text:span></text:p>
      <text:p text:style-name="P53"><text:span text:style-name="T178">Telefon No</text:span><text:tab/>: <text:span text:style-name="T199">537 70298 85</text:span></text:p>
      <text:p text:style-name="P57"><text:tab/><text:tab/><text:tab/><text:tab/><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tab/><text:tab/></text:p>
      <text:p text:style-name="P8"><text:tab/>KİRACI<text:tab/>ŞAHİT-KEFİL</text:p>
      <text:p text:style-name="P53"><text:tab/><text:tab/><text:tab/><text:tab/><text:tab/><text:tab/><text:span text:style-name="T199">Adem Kesici<text:tab/><text:tab/><text:tab/><text:tab/> <text:tab/><text:tab/><text:tab/><text:tab/><text:tab/><text:tab/><text:tab/><text:tab/>530 6804 5056</text:span></text:p>
      <text:p text:style-name="P33"/>
      <text:p text:style-name="P33"/>
      <text:p text:style-name="P33"/>
      <text:p text:style-name="P33"/>
      <text:p text:style-name="P33"/>
      <text:p text:style-name="P29"/>
      <text:p text:style-name="P29"/>
      <text:p text:style-name="P29"/>
      <text:p text:style-name="P29"/>
      <text:p text:style-name="P29"/>
      <text:p text:style-name="P29"><text:soft-page-break/></text:p>
      <text:p text:style-name="P29"/>
      <text:p text:style-name="P29"/>
      <text:p text:style-name="P29"/>
      <text:p text:style-name="P34">KİRA FESİH SÖZLEŞMESİ</text:p>
      <text:p text:style-name="P35"/>
      <text:p text:style-name="P60"><text:span text:style-name="T115"><text:tab/></text:span><text:span text:style-name="T135">A</text:span><text:span text:style-name="T127">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text:span><text:span text:style-name="T135">ni tek taraflı olarak fesh ediyorum. Sözleşme şartları ile t</text:span><text:span text:style-name="T115">ahtı icarımda bulunan taşınmazı; </text:span><text:span text:style-name="T135">belirtilen tarihte,</text:span><text:span text:style-name="T124"> </text:span><text:span text:style-name="T127">belirtilen </text:span><text:span text:style-name="T124">kira sözleşme</text:span><text:span text:style-name="T128">sinin</text:span><text:span text:style-name="T124"> şartlarına bağlı kalarak </text:span><text:span text:style-name="T156">tahliye ettim.</text:span></text:p>
      <text:p text:style-name="P62"/>
      <text:p text:style-name="P63"><text:span text:style-name="T193">FESH</text:span><text:span text:style-name="T192"> EDİLE</text:span><text:span text:style-name="T193">N</text:span><text:span text:style-name="T192"> </text:span><text:span text:style-name="T193">SÖZLEŞMENİN</text:span></text:p>
      <text:p text:style-name="P62"/>
      <text:p text:style-name="P61"><text:span text:style-name="T157">Tarihi, <text:s/></text:span><text:span text:style-name="T158">No</text:span><text:span text:style-name="T157"><text:tab/><text:tab/><text:tab/><text:tab/>:<text:tab/></text:span></text:p>
      <text:p text:style-name="P64">Mecurun tahliye Edil<text:span text:style-name="T191">diği </text:span>tarih<text:tab/>:</text:p>
      <text:p text:style-name="P64"/>
      <text:p text:style-name="P67">Kiracı<text:tab/></text:p>
      <text:p text:style-name="P68"><text:span text:style-name="T115">Adı Soyadı<text:tab/>: </text:span><text:span text:style-name="T151">Adem Kesici<text:tab/><text:tab/><text:tab/><text:tab/> <text:tab/><text:tab/><text:tab/><text:tab/><text:tab/><text:tab/></text:span></text:p>
      <text:p text:style-name="P68"><text:span text:style-name="T115">TC Kimlik No<text:tab/>: </text:span><text:span text:style-name="T151">530 6804 5056</text:span></text:p>
      <text:p text:style-name="P68"><text:span text:style-name="T132">Tebligat </text:span><text:span text:style-name="T115">Adres<text:tab/>: </text:span><text:span text:style-name="T151">Kuyumcular Çarşısı No:25 TOKAT</text:span></text:p>
      <text:p text:style-name="P69">Telefon No<text:tab/>: <text:span text:style-name="T199">537 70298 85</text:span></text:p>
      <text:p text:style-name="P66"><text:tab/><text:tab/><text:tab/><text:tab/><text:tab/></text:p>
      <text:p text:style-name="P66"><text:tab/></text:p>
      <text:p text:style-name="P9"><text:tab/>KİRACI<text:tab/>ŞAHİT-KEFİL</text:p>
      <text:p text:style-name="P65"><text:tab/><text:tab/><text:tab/><text:tab/><text:tab/><text:tab/><text:span text:style-name="T199">Adem Kesici<text:tab/><text:tab/><text:tab/><text:tab/> <text:tab/><text:tab/><text:tab/><text:tab/><text:tab/><text:tab/><text:tab/><text:tab/>530 6804 50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7-08T19:14:32.932470262</dc:date>
    <meta:editing-duration>PT23H43M6S</meta:editing-duration>
    <meta:editing-cycles>69</meta:editing-cycles>
    <meta:generator>LibreOffice/6.1.5.2$Linux_X86_64 LibreOffice_project/10$Build-2</meta:generator>
    <meta:print-date>2021-07-08T19:12:31.107019635</meta:print-date>
    <meta:document-statistic meta:table-count="0" meta:image-count="0" meta:object-count="0" meta:page-count="5" meta:paragraph-count="84" meta:word-count="1801" meta:character-count="13436" meta:non-whitespace-character-count="11475"/>
  </office:meta>
</office:document-meta>
</file>